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1026" officeooo:paragraph-rsid="00161026"/>
    </style:style>
    <style:style style:name="P2" style:family="paragraph" style:parent-style-name="Standard">
      <style:text-properties officeooo:rsid="00161026" officeooo:paragraph-rsid="0016520e"/>
    </style:style>
    <style:style style:name="P3" style:family="paragraph" style:parent-style-name="Standard">
      <style:text-properties officeooo:rsid="0016520e" officeooo:paragraph-rsid="0016520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officeooo:rsid="0016520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13" draw:style-name="gr3" draw:text-style-name="P4" svg:x1="5.258cm" svg:y1="7.368cm" svg:x2="6.925cm" svg:y2="7.368cm"><text:p/></draw:line><draw:line text:anchor-type="paragraph" draw:z-index="12" draw:style-name="gr3" draw:text-style-name="P4" svg:x1="2.877cm" svg:y1="6.733cm" svg:x2="2.903cm" svg:y2="4.96cm"><text:p/></draw:line><draw:rect text:anchor-type="paragraph" draw:z-index="11" draw:style-name="gr1" draw:text-style-name="P4" svg:width="4.684cm" svg:height="1.35cm" svg:x="0.575cm" svg:y="6.733cm"><text:p text:style-name="P4">Sheet</text:p></draw:rect><draw:custom-shape text:anchor-type="paragraph" draw:z-index="10" draw:style-name="gr4" svg:width="2.62cm" svg:height="1.218cm" svg:x="15.233cm" svg:y="4.431cm"><text:p>write(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style-name="gr4" svg:width="2.752cm" svg:height="1.244cm" svg:x="15.154cm" svg:y="2.87cm"><text:p>create(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style-name="gr3" draw:text-style-name="P4" svg:x1="13.645cm" svg:y1="5.066cm" svg:x2="15.18cm" svg:y2="5.092cm"><text:p/></draw:line><draw:line text:anchor-type="paragraph" draw:z-index="7" draw:style-name="gr3" draw:text-style-name="P4" svg:x1="13.645cm" svg:y1="3.531cm" svg:x2="15.153cm" svg:y2="3.584cm"><text:p/></draw:line><draw:line text:anchor-type="paragraph" draw:z-index="6" draw:style-name="gr3" draw:text-style-name="P4" svg:x1="13.645cm" svg:y1="3.531cm" svg:x2="13.619cm" svg:y2="5.066cm"><text:p/></draw:line><draw:line text:anchor-type="paragraph" draw:z-index="5" draw:style-name="gr3" draw:text-style-name="P4" svg:x1="12.084cm" svg:y1="4.299cm" svg:x2="13.645cm" svg:y2="4.325cm"><text:p/></draw:line><draw:rect text:anchor-type="paragraph" draw:z-index="4" draw:style-name="gr1" draw:text-style-name="P4" svg:width="4.684cm" svg:height="1.43cm" svg:x="7.401cm" svg:y="3.664cm"><text:p text:style-name="P4">WorkbookFactory</text:p></draw:rect><draw:custom-shape text:anchor-type="paragraph" draw:z-index="3" draw:style-name="gr2" svg:width="2.17cm" svg:height="0.345cm" svg:x="5.152cm" svg:y="4.29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2" draw:style-name="gr1" draw:text-style-name="P4" svg:width="4.684cm" svg:height="1.218cm" svg:x="0.469cm" svg:y="3.743cm"><text:p text:style-name="P4">Workbook</text:p></draw:rect><draw:rect text:anchor-type="paragraph" draw:z-index="1" draw:style-name="gr1" draw:text-style-name="P5" svg:width="7.146cm" svg:height="1.273cm" svg:x="8.592cm" svg:y="0.621cm"><text:p text:style-name="P5">FileOutputStream</text:p></draw:rect><draw:rect text:anchor-type="paragraph" draw:z-index="0" draw:style-name="gr1" draw:text-style-name="P4" svg:width="6.007cm" svg:height="1.297cm" svg:x="0.813cm" svg:y="0.489cm"><text:p text:style-name="P4">FileInputStream</text:p></draw:rect></text:p>
      <text:p text:style-name="P1"/>
      <text:p text:style-name="P1"/>
      <text:p text:style-name="P1"/>
      <text:p text:style-name="P1"/>
      <text:p text:style-name="P1"/>
      <text:p text:style-name="P1"/>
      <text:p text:style-name="P1">I <text:s text:c="63"/>C </text:p>
      <text:p text:style-name="P1"/>
      <text:p text:style-name="P1"/>
      <text:p text:style-name="P1"/>
      <text:p text:style-name="P1"/>
      <text:p text:style-name="P1"/>
      <text:p text:style-name="P1"><draw:line text:anchor-type="paragraph" draw:z-index="14" draw:style-name="gr3" draw:text-style-name="P4" svg:x1="6.925cm" svg:y1="0.245cm" svg:x2="6.978cm" svg:y2="1.833cm"><text:p/></draw:line><draw:line text:anchor-type="paragraph" draw:z-index="15" draw:style-name="gr3" draw:text-style-name="P5" svg:x1="6.924cm" svg:y1="0.219cm" svg:x2="7.614cm" svg:y2="0.219cm"><text:p/></draw:line>I <text:s text:c="70"/>getSheet()</text:p>
      <text:p text:style-name="P1"><draw:line text:anchor-type="paragraph" draw:z-index="16" draw:style-name="gr3" draw:text-style-name="P4" svg:x1="6.978cm" svg:y1="0.288cm" svg:x2="7.639cm" svg:y2="0.288cm"><text:p/></draw:line> <text:s text:c="72"/>getSheetIndex()</text:p>
      <text:p text:style-name="P1"><draw:line text:anchor-type="paragraph" draw:z-index="17" draw:style-name="gr3" draw:text-style-name="P4" svg:x1="6.978cm" svg:y1="0.277cm" svg:x2="7.639cm" svg:y2="0.277cm"><text:p/></draw:line> <text:s text:c="72"/>getSheetFront()</text:p>
      <text:p text:style-name="P1"><draw:line text:anchor-type="paragraph" draw:z-index="18" draw:style-name="gr3" draw:text-style-name="P4" svg:x1="6.978cm" svg:y1="0.372cm" svg:x2="7.639cm" svg:y2="0.372cm"><text:p/></draw:line><draw:line text:anchor-type="paragraph" draw:z-index="20" draw:style-name="gr3" draw:text-style-name="P4" svg:x1="2.877cm" svg:y1="1.775cm" svg:x2="2.877cm" svg:y2="0.293cm"><text:p/></draw:line> <text:s text:c="72"/>getSheetLastName()</text:p>
      <text:p text:style-name="P1"/>
      <text:p text:style-name="P1"><draw:rect text:anchor-type="paragraph" draw:z-index="19" draw:style-name="gr1" draw:text-style-name="P4" svg:width="4.71cm" svg:height="1.244cm" svg:x="0.601cm" svg:y="0.801cm"><text:p text:style-name="P4">Row</text:p></draw:rect> <text:s text:c="70"/></text:p>
      <text:p text:style-name="P1"><draw:line text:anchor-type="paragraph" draw:z-index="22" draw:style-name="gr3" draw:text-style-name="P4" svg:x1="6.819cm" svg:y1="0.235cm" svg:x2="6.845cm" svg:y2="1.77cm"><text:p/></draw:line><draw:line text:anchor-type="paragraph" draw:z-index="23" draw:style-name="gr3" draw:text-style-name="P4" svg:x1="6.819cm" svg:y1="0.235cm" svg:x2="7.719cm" svg:y2="0.261cm"><text:p/></draw:line> <text:s/><text:span text:style-name="T1">I</text:span> <text:s text:c="69"/>getRow(i)</text:p>
      <text:p text:style-name="P1"><draw:line text:anchor-type="paragraph" draw:z-index="24" draw:style-name="gr3" draw:text-style-name="P4" svg:x1="6.846cm" svg:y1="0.277cm" svg:x2="7.64cm" svg:y2="0.277cm"><text:p/></draw:line> <text:s text:c="72"/>getLastRowNum()</text:p>
      <text:p text:style-name="P1"><draw:line text:anchor-type="paragraph" draw:z-index="21" draw:style-name="gr3" draw:text-style-name="P4" svg:x1="5.311cm" svg:y1="0.002cm" svg:x2="6.872cm" svg:y2="0.002cm"><text:p/></draw:line><draw:line text:anchor-type="paragraph" draw:z-index="25" draw:style-name="gr3" draw:text-style-name="P4" svg:x1="6.846cm" svg:y1="0.319cm" svg:x2="7.613cm" svg:y2="0.319cm"><text:p/></draw:line> <text:s text:c="72"/>getHeader()</text:p>
      <text:p text:style-name="P1"><draw:line text:anchor-type="paragraph" draw:z-index="28" draw:style-name="gr3" draw:text-style-name="P4" svg:x1="2.877cm" svg:y1="0.097cm" svg:x2="2.903cm" svg:y2="1.737cm"><text:p/></draw:line><draw:rect text:anchor-type="paragraph" draw:z-index="27" draw:style-name="gr1" draw:text-style-name="P4" svg:width="4.737cm" svg:height="1.138cm" svg:x="0.734cm" svg:y="1.737cm"><text:p text:style-name="P4">Cell</text:p></draw:rect><draw:line text:anchor-type="paragraph" draw:z-index="26" draw:style-name="gr3" draw:text-style-name="P4" svg:x1="6.846cm" svg:y1="0.309cm" svg:x2="7.666cm" svg:y2="0.309cm"><text:p/></draw:line> <text:s text:c="72"/>getFirstRowNum()</text:p>
      <text:p text:style-name="P1"/>
      <text:p text:style-name="P3"/>
      <text:p text:style-name="P1"><draw:line text:anchor-type="paragraph" draw:z-index="30" draw:style-name="gr3" draw:text-style-name="P4" svg:x1="6.766cm" svg:y1="0.171cm" svg:x2="6.766cm" svg:y2="1.732cm"><text:p/></draw:line><draw:line text:anchor-type="paragraph" draw:z-index="31" draw:style-name="gr3" draw:text-style-name="P4" svg:x1="6.766cm" svg:y1="0.171cm" svg:x2="7.719cm" svg:y2="0.171cm"><text:p/></draw:line> <text:s text:c="2"/><text:span text:style-name="T1">I <text:s text:c="68"/>getCell(i)</text:span></text:p>
      <text:p text:style-name="P1"><draw:line text:anchor-type="paragraph" draw:z-index="29" draw:style-name="gr3" draw:text-style-name="P4" svg:x1="5.47cm" svg:y1="0.372cm" svg:x2="6.819cm" svg:y2="0.372cm"><text:p/></draw:line><draw:line text:anchor-type="paragraph" draw:z-index="32" draw:style-name="gr3" draw:text-style-name="P4" svg:x1="7.639cm" svg:y1="0.293cm" svg:x2="6.766cm" svg:y2="0.293cm"><text:p/></draw:line> <text:s text:c="72"/><text:span text:style-name="T1">getLastCellNum()</text:span></text:p>
      <text:p text:style-name="P1"><draw:line text:anchor-type="paragraph" draw:z-index="33" draw:style-name="gr3" draw:text-style-name="P4" svg:x1="6.766cm" svg:y1="0.282cm" svg:x2="7.639cm" svg:y2="0.282cm"><text:p/></draw:line><draw:line text:anchor-type="paragraph" draw:z-index="41" draw:style-name="gr3" draw:text-style-name="P4" svg:x1="2.956cm" svg:y1="0.441cm" svg:x2="2.956cm" svg:y2="2.425cm"><text:p/></draw:line> <text:s text:c="72"/><text:span text:style-name="T1">getHeader()</text:span></text:p>
      <text:p text:style-name="P1"><draw:line text:anchor-type="paragraph" draw:z-index="34" draw:style-name="gr3" draw:text-style-name="P4" svg:x1="6.766cm" svg:y1="0.271cm" svg:x2="7.639cm" svg:y2="0.245cm"><text:p/></draw:line> <text:s text:c="72"/><text:span text:style-name="T1">getFirstCellNum()</text:span></text:p>
      <text:p text:style-name="P1"/>
      <text:p text:style-name="P1"/>
      <text:p text:style-name="P2"><draw:line text:anchor-type="paragraph" draw:z-index="42" draw:style-name="gr3" draw:text-style-name="P4" svg:x1="8.407cm" svg:y1="0.24cm" svg:x2="11.688cm" svg:y2="0.24cm"><text:p/></draw:line><draw:line text:anchor-type="paragraph" draw:z-index="38" draw:style-name="gr3" draw:text-style-name="P4" svg:x1="5.046cm" svg:y1="0.266cm" svg:x2="5.919cm" svg:y2="0.266cm"><text:p/></draw:line><draw:line text:anchor-type="paragraph" draw:z-index="36" draw:style-name="gr3" draw:text-style-name="P4" svg:x1="5.046cm" svg:y1="0.266cm" svg:x2="5.099cm" svg:y2="1.801cm"><text:p/></draw:line> <text:s text:c="56"/><text:span text:style-name="T1">setCellType() <text:s text:c="34"/>CELL_TYPE_BOOLEAN <text:s text:c="5"/></text:span></text:p>
      <text:p text:style-name="P3"><draw:line text:anchor-type="paragraph" draw:z-index="35" draw:style-name="gr3" draw:text-style-name="P4" svg:x1="4.173cm" svg:y1="0.256cm" svg:x2="5.02cm" svg:y2="0.256cm"><text:p/></draw:line><draw:line text:anchor-type="paragraph" draw:z-index="37" draw:style-name="gr3" draw:text-style-name="P4" svg:x1="5.893cm" svg:y1="0.282cm" svg:x2="5.099cm" svg:y2="0.282cm"><text:p/></draw:line> <text:s text:c="18"/>createCell(i) <text:s text:c="17"/>setCellFormula() <text:s text:c="28"/>CELL_TYPE_STRING</text:p>
      <text:p text:style-name="P1"><draw:line text:anchor-type="paragraph" draw:z-index="39" draw:style-name="gr3" draw:text-style-name="P4" svg:x1="5.099cm" svg:y1="0.298cm" svg:x2="5.972cm" svg:y2="0.298cm"><text:p/></draw:line> <text:s text:c="56"/><text:span text:style-name="T1">setCellStyle() <text:s text:c="34"/>CELL_TYPE_INTEGER</text:span></text:p>
      <text:p text:style-name="P1"><draw:line text:anchor-type="paragraph" draw:z-index="40" draw:style-name="gr3" draw:text-style-name="P4" svg:x1="5.099cm" svg:y1="0.34cm" svg:x2="5.999cm" svg:y2="0.34cm"><text:p/></draw:line> <text:s text:c="56"/><text:span text:style-name="T1">setCellValue() <text:s text:c="33"/>CELL_TYPE_BLANK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4T23:50:21.352957036</meta:creation-date>
    <dc:date>2015-07-25T00:11:53.659766193</dc:date>
    <meta:editing-duration>PT7M3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26" meta:character-count="1658" meta:non-whitespace-character-count="303"/>
  </office:meta>
</office:document-meta>
</file>